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5.28mm"/>
    </style:style>
    <style:style style:name="co3" style:family="table-column">
      <style:table-column-properties fo:break-before="auto" style:column-width="143.5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8.47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8.41mm" fo:break-before="auto" style:use-optimal-row-height="true"/>
    </style:style>
    <style:style style:name="ro6" style:family="table-row">
      <style:table-row-properties style:row-height="12.44mm" fo:break-before="auto" style:use-optimal-row-height="true"/>
    </style:style>
    <style:style style:name="ro7" style:family="table-row">
      <style:table-row-properties style:row-height="16.4mm" fo:break-before="auto" style:use-optimal-row-height="true"/>
    </style:style>
    <style:style style:name="ro8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name-complex="Noto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Noto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Default"/>
        <table:table-row table:style-name="ro1">
          <table:table-cell table:style-name="ce1" office:value-type="string" calcext:value-type="string">
            <text:p>HIT ID</text:p>
          </table:table-cell>
          <table:table-cell table:style-name="ce1" office:value-type="string" calcext:value-type="string">
            <text:p>WORKER ID</text:p>
          </table:table-cell>
          <table:table-cell table:style-name="ce1" office:value-type="string" calcext:value-type="string">
            <text:p>HIT RATE</text:p>
          </table:table-cell>
          <table:table-cell table:style-name="ce1" office:value-type="string" calcext:value-type="string">
            <text:p>COMMENTS</text:p>
          </table:table-cell>
          <table:table-cell table:style-name="ce3" office:value-type="string" calcext:value-type="string">
            <text:p>BATCH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34EHHK4GZN29?a_id=30JNVC0OR9K4MS2NUQ03DV62YV8HQK&amp;b_id=3523594" xlink:type="simple">A334EHHK4GZN2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6QQ0I9NEP8ZD?a_id=30JNVC0OR9K4MS2NUQ03DV62YVBHQN&amp;b_id=3523594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3UA4DNJFUNQ44?a_id=3907X2AHF05F7QYQBSI7QMAQ4G6P2L&amp;b_id=3523594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Z9Z0D8IASTKK?a_id=39K0FND3AHFYRQWHWRJUF0ZTBZNAMH&amp;b_id=3523594" xlink:type="simple">A2Z9Z0D8IASTK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ments: first game crashed :( i had to reload and play again. Overall fun game! I think this took about 10 minutes, I lost track of time!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S25NBTJQC64E?a_id=3DIP6YHAPCSMWEBPIVBX61OPC9XE8T&amp;b_id=3523594" xlink:type="simple">A1S25NBTJQC64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PBeHRh I enjoyed doing this experience, it was different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LBQT5SJI6F3R?a_id=3KJYX6QCM9BSI6TU4PXYVVLPSFRJVL&amp;b_id=352359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. It took me almost 8 min to complete the task. I think it was about the research to see how people are influenced what they choose by how some one says truth or li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15SL0SEPN61TD?a_id=3R6P78PK7KB3ECZ4ROCGX05O32VGTZ&amp;b_id=3523594" xlink:type="simple">A15SL0SEPN61T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round 10 minutes to complete the task. I believe it was studying the way people lie and how we judge it based on the way they talk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9IRQ05LHE0KQ?a_id=3Y5140Z9DXGJIBCS0V3ZD2H7TC1PIU&amp;b_id=3523594" xlink:type="simple">A9IRQ05LHE0K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16:25 min, took a few minutes to resize window. MY guess is that the test is about how people react to confidence of voice.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483048/u9YBlfiwqcnxu6SB2fItYg.html" xlink:type="simple">3UUIU9GZC553CVCRKQON4JIEZZQT5T</text:a></text:p>
          </table:table-cell>
          <table:table-cell office:value-type="string" calcext:value-type="string">
            <text:p>  <text:a xlink:href="https://requester.mturk.com/workers/A2BX0O03OQ4EJ5?a_id=3ZPPDN2SLVWMAJUZNNHB6XJ0WFCE9F&amp;b_id=3523594" xlink:type="simple">A2BX0O03OQ4E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4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HR5PPIQ5ZGHE?a_id=30ZX6P7VF8VJLFVSGFDNTQOEVDSJ2Z&amp;b_id=3517603" xlink:type="simple">A3HR5PPIQ5ZGH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me just over 7 minutes. I figured you were testing to see if 'umms' and 'uhs' made it easier for people to sense a lie or not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JO4Z8LY6IDKB?a_id=31N2WW6R9RQS1V5F1P07X21E8KD3FT&amp;b_id=3517603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 Took me around 8 minutes in total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3TA3WX9VH0MM?a_id=338JKRMM26ZCZCV65U3HNVRXU9GHAZ&amp;b_id=3517603" xlink:type="simple">A13TA3WX9VH0M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R1CZ45TOJ3Q2?a_id=33LK57MYLT52QTHUSGVF82P8C54ZS3&amp;b_id=3517603" xlink:type="simple">AR1CZ45TOJ3Q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 assume it was to do with how hesitation in speech impacts on how much you trust the speaker.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I8EWT2DMNAKU?a_id=3GS6S824SQX1GLKK9XUMA4LK84SNWP&amp;b_id=3517603" xlink:type="simple">A1I8EWT2DMNAK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1R29S9DVWWY2X?a_id=3I0BTBYZAXL2KUNDNSACKPANBJJY0Q&amp;b_id=3517603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35K8JNOQ129T5?a_id=3JRJSWSMQHL0VH5J6EG1FKGEWJWE3K&amp;b_id=3517603" xlink:type="simple">A35K8JNOQ129T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6QQ0I9NEP8ZD?a_id=3Q5C1WP23M14PVYB899FNXV4L6J15E&amp;b_id=3517603" xlink:type="simple">A6QQ0I9NEP8ZD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9714551/NRADcokdSZuh51RKEJpF7A.html" xlink:type="simple">3DFYDSXB2W0QJ7619XIRAPNL0BLUJU</text:a></text:p>
          </table:table-cell>
          <table:table-cell office:value-type="string" calcext:value-type="string">
            <text:p>  <text:a xlink:href="https://requester.mturk.com/workers/AMQOY20HZIZCE?a_id=3XLBSAQ9Z4CG7VX24DX4DBTCPSX7ZW&amp;b_id=3517603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3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I4ATPNZBOA16?a_id=32KTQ2V7RDFKM7MC4L5UJ5O95I99M7&amp;b_id=3526134" xlink:type="simple">A1I4ATPNZBOA1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{}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9VPS6S6KW20U?a_id=33PPO7FECVFATE92VMC4D80IFU4DIC&amp;b_id=3526134" xlink:type="simple">A39VPS6S6KW20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3PYV60XFJIGSO?a_id=33TIN5LC04AKGOBQNOT5D0BGESR9Y1&amp;b_id=3526134" xlink:type="simple">A3PYV60XFJIGS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ask took about 12 mins and I think you were testing whether people are more likely to believe someone when they use fillers such as "urmm"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SMSCHRHB9FML?a_id=386CSBG1OZMOP3I6Y79ZG4HCPIZ6QH&amp;b_id=3526134" xlink:type="simple">ASMSCHRHB9FML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e game stops loading each time at a certain point, I tried three times with the last code of: AMYfPp. The circle just continuously rotates in the centre. Probably takes me approx. 5-10mins before it crashes. Sounds like you're testing if humans are able to tell the difference between truth or lies via tone of voice or words used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INGIZ3TMH7Q9?a_id=3DEL4X4EL6LAHKTOQ4ZJT3XYLVGYX7&amp;b_id=3526134" xlink:type="simple">A2INGIZ3TMH7Q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Took me 5 minutes-can't guess what you are testing -maybe voice deception detection if that is even a thing or concept?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VRDGPOFATVAR?a_id=3DY4FPOOA1O9GUC7CU67XM7G2XUVR0&amp;b_id=3526134" xlink:type="simple">AVRDGPOFATVA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(took about 5 minutes, I guess I was testing whether you can tell somebody is lying without having the chance to think about it for that long.)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BQT5SJI6F3R?a_id=3GDTJDAPVUBK8232ZTZGJ9TYLCR8MH&amp;b_id=3526134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1LQSODJ1E706K?a_id=3MTMREQS4VIUW2QV0TPHOY1K927WA2&amp;b_id=3526134" xlink:type="simple">A1LQSODJ1E706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 It took about 10 minutes. It might be a vocabulary test.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0795178/01IDrieAwa_cWWJXuudH5g.html" xlink:type="simple">38G0E1M85M5ZA26VQMWADDYFV2CVU8</text:a></text:p>
          </table:table-cell>
          <table:table-cell office:value-type="string" calcext:value-type="string">
            <text:p>  <text:a xlink:href="https://requester.mturk.com/workers/A2X4F7K9G49DDC?a_id=3QIYRE09Y3H8FK4HC951HEVQCW1N1I&amp;b_id=3526134" xlink:type="simple">A2X4F7K9G49DD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5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FCN2DOM8264K?a_id=30H4UDGLT2I5EU2JLA1R5VOO9M0MPN&amp;b_id=3454977" xlink:type="simple">A3FCN2DOM8264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easy 4 min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OEVZM74U1SVT?a_id=378XPAWRUCDCV76QBCL2N7SCTRUAIT&amp;b_id=3454977" xlink:type="simple">AOEVZM74U1S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: GREENBERG, 18minutes. I believe that the test was based on the manner of delivery and general speech i.e. stuttering etc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XCOHK8WF6TBM?a_id=3DR23U6WE5E5UY3DLTMSXXKCPNAETB&amp;b_id=3454977" xlink:type="simple">A1XCOHK8WF6TB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WJRTHWP0EC65?a_id=3FE2ERCCZX8TEXNVYQG4XZDT4MTPOJ&amp;b_id=3454977" xlink:type="simple">A1WJRTHWP0EC6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Task took around 12 minutes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NCFB0P70CNQU?a_id=3NC5L260MOMHNKY1KNKZL5ZP2GTOF2&amp;b_id=3454977" xlink:type="simple">A3NCFB0P70CNQU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It took me about 15 minutes. I think you were testing how the delivery or confidence of a statement alludes to someone lying or being truthful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67UM6SBQFETJ?a_id=3ON104KXQKWFUDAERSFQBVFKGSIW4X&amp;b_id=3454977" xlink:type="simple">A67UM6SBQFET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GREENBERG Completed in 7 minutes with a score of 535. It was an enjoyable task, thank you!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3UA4DNJFUNQ44?a_id=3UWN2HHPUY58943BPSKLDFIZ1WHNS4&amp;b_id=3454977" xlink:type="simple">A3UA4DNJFUNQ4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It took me about 5 mins to complete, shorter than I expected. I think you are testing trust and intuition.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2PRHFVQ0HQY15?a_id=3VBEN272MKZ2ZCMP2O7QNV920KVGSP&amp;b_id=3454977" xlink:type="simple">A2PRHFVQ0HQY1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21204/NRADcokdSZuh51RKEJpF7A.html" xlink:type="simple">3ATYLI1PRT2V62M4DB6IBJVWHKYJOW</text:a></text:p>
          </table:table-cell>
          <table:table-cell office:value-type="string" calcext:value-type="string">
            <text:p>  <text:a xlink:href="https://requester.mturk.com/workers/A1JO4Z8LY6IDKB?a_id=3ZY8KE4ISJ394TX7ZFH7SWXB5BYVQ4&amp;b_id=3454977" xlink:type="simple">A1JO4Z8LY6IDK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GREENBERG The task took approximately four minutes. I'm guessing that the pauses in the words spoken were a test to see if they were perceived to be less truthful?</text:p>
          </table:table-cell>
          <table:table-cell office:value-type="string" calcext:value-type="string">
            <text:p>mtrack_loy 2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9HQ3E0F2AGVO?a_id=32M8BPYGATMD5YJTXCDCJT3FRMSGIW&amp;b_id=3454939" xlink:type="simple">A9HQ3E0F2AGVO</text:a></text:p>
          </table:table-cell>
          <table:table-cell office:value-type="string" calcext:value-type="string">
            <text:p>  100% (7/7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7SMEOPKV84VI?a_id=3DUZQ9U6SMOLH9CKRJ6CNWCCNZISVP&amp;b_id=3454939" xlink:type="simple">A27SMEOPKV84VI</text:a></text:p>
          </table:table-cell>
          <table:table-cell office:value-type="string" calcext:value-type="string">
            <text:p>  100% (4/4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P065E9CYMYJL?a_id=3M1CVSFP605PC5U9OKQBW9JYK1WQAX&amp;b_id=3454939" xlink:type="simple">A2P065E9CYMYJL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S75O867RJG0I?a_id=3MB8LZR5BFTKXLNI86V491N0F73LKI&amp;b_id=3454939" xlink:type="simple">A2S75O867RJG0I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52515769/NRADcokdSZuh51RKEJpF7A.html" xlink:type="simple">3UXQ63NLAAMHIYLVCRD9LE8PEAKBLM</text:a></text:p>
          </table:table-cell>
          <table:table-cell office:value-type="string" calcext:value-type="string">
            <text:p>  <text:a xlink:href="https://requester.mturk.com/workers/A2C7TMRC2QHTIW?a_id=3WOKGM4L71GQQGJBH51EIYCLWE2O0W&amp;b_id=3454939" xlink:type="simple">A2C7TMRC2QHTIW</text:a></text:p>
          </table:table-cell>
          <table:table-cell office:value-type="string" calcext:value-type="string">
            <text:p>  100% (5/5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1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337W0S5B5GT8?a_id=32ZKVD547FN2OETZWNEBECATTUB3BH&amp;b_id=3533218" xlink:type="simple">A2337W0S5B5GT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BUDCPNZKPOTQ?a_id=3B1NLC6UGZW5MK6XA73WSQ4RE3VGPN&amp;b_id=3533218" xlink:type="simple">A3BUDCPNZKPOT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35B5XCD1FTAD?a_id=3FFJ6VRIL1OGUU88JAO9Y1GZL8DI0C&amp;b_id=3533218" xlink:type="simple">A335B5XCD1FTA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EOQRKVJAY5UR?a_id=3KV0LJBBH2LQQ7IYY25GAQO3B7URMX&amp;b_id=3533218" xlink:type="simple">A2EOQRKVJAY5U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'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C8X6PGTOLSFA?a_id=3LRLIPTPEQ9312WEBF6E0N7PMYBKAD&amp;b_id=3533218" xlink:type="simple">A1C8X6PGTOLS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AND IT IS VERY INTERESTING.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2U7BF88OO68QN?a_id=3M68NM076H7O14X6BMYZLURHL7G6R3&amp;b_id=3533218" xlink:type="simple">A2U7BF88OO68Q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VERY NICE AND GOOD TASK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R29S9DVWWY2X?a_id=3RGU30DZTA89SJZLQXW78Z2C1Q3JM0&amp;b_id=3533218" xlink:type="simple">A1R29S9DVWWY2X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3CIO03DHIR6K1?a_id=3YGXWBAF70H6GF49A1FPZ18HPF6C4H&amp;b_id=3533218" xlink:type="simple">A3CIO03DHIR6K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GREENBERG IT IS VERY NICE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743721/01IDrieAwa_cWWJXuudH5g.html" xlink:type="simple">31N9JPQXIPIHXBR2OW3KKHFCFVYNHG</text:a></text:p>
          </table:table-cell>
          <table:table-cell office:value-type="string" calcext:value-type="string">
            <text:p>  <text:a xlink:href="https://requester.mturk.com/workers/A1PZUU7P95BF6Z?a_id=3Z9WI9EOZZOIBP4SHLG6H9UTZT1KHO&amp;b_id=3533218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GREENBERG</text:p>
          </table:table-cell>
          <table:table-cell office:value-type="string" calcext:value-type="string">
            <text:p>mtrack_loy 6</text:p>
          </table:table-cell>
        </table:table-row>
        <table:table-row table:style-name="ro2">
          <table:table-cell office:value-type="string" calcext:value-type="string">
            <text:p>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0H28C1CN9YY1?a_id=308Q0PEVB8DYQOWLJ672RCHSODO9IY&amp;b_id=3534480" xlink:type="simple">A30H28C1CN9YY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WAWEY2810TFN?a_id=31LVTDXBL7A6KP0DYQ41AD9EB3PLRC&amp;b_id=3534480" xlink:type="simple">A1WAWEY2810TF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It took less than ten minutes. I genuinely do not know what you were testing - it seems too obvious to have been whether people hesitated or not in speech. I do not know either what the significance of the blue squares was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PZUU7P95BF6Z?a_id=36U2A8VAG1Z4XKUHRLKU39PWPQJYK8&amp;b_id=3534480" xlink:type="simple">A1PZUU7P95BF6Z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MQOY20HZIZCE?a_id=39K0FND3AHFYRQWHWRJUF0ZTB4OAMS&amp;b_id=3534480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72NXW1PHZHA?a_id=3EICBYG644WWJXNUD82T53X07DDJCY&amp;b_id=3534480" xlink:type="simple">A372NXW1PHZHA</text:a></text:p>
          </table:table-cell>
          <table:table-cell office:value-type="string" calcext:value-type="string">
            <text:p>  0% (0/1)</text:p>
          </table:table-cell>
          <table:table-cell office:value-type="float" office:value="4251" calcext:value-type="float">
            <text:p>4251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110SC5K5Y3IHS?a_id=3JWH6J9I9SD9SIM9E6YQNQ8ZYCLNB2&amp;b_id=3534480" xlink:type="simple">A110SC5K5Y3IH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WAIN Nonverbal queues are essential to the assessment of the verisimilitude of an utterance? Ie assessing a recording alone is a limited approach which 'removes listeners from the immediacy and interactivity that characterise a typical act of lying.' (Quote from the paper whose claims you are testing the veracity of?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O75W5YAI347B?a_id=3RWE2M8QWHA88VJZGQ1139CG78M0NR&amp;b_id=3534480" xlink:type="simple">AO75W5YAI347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20M9R65VFYZGM?a_id=3RYC5T2D73TWBAFBQIX8RUIYGDNPRB&amp;b_id=3534480" xlink:type="simple">A20M9R65VFYZG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2">
          <table:table-cell office:value-type="string" calcext:value-type="string">
            <text:p>  <text:a xlink:href="https://s3.amazonaws.com/mturk_bulk/hits/361844693/01IDrieAwa_cWWJXuudH5g.html" xlink:type="simple">36FFXPMST9OZFWREPB3XZ6FH66UHOJ</text:a></text:p>
          </table:table-cell>
          <table:table-cell office:value-type="string" calcext:value-type="string">
            <text:p>  <text:a xlink:href="https://requester.mturk.com/workers/A3INBFVWDM4OFW?a_id=3SNVL38CI4SRUHTCVT256IXDM2DKCY&amp;b_id=3534480" xlink:type="simple">A3INBFVWDM4OF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WAIN</text:p>
          </table:table-cell>
          <table:table-cell office:value-type="string" calcext:value-type="string">
            <text:p>mtrack_loy 7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P8E6HNG1MQW3?a_id=32RIADZISS4MNWT57N5PE6CZBNO4S9&amp;b_id=3540106" xlink:type="simple">AP8E6HNG1MQW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PZUU7P95BF6Z?a_id=3A1COHJ8NJVYGO2R8WJ3R4L24YQH8V&amp;b_id=3540106" xlink:type="simple">A1PZUU7P95BF6Z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6QQ0I9NEP8ZD?a_id=3EF8EXOTT1VCWUDWXBD9O7E93J4J1W&amp;b_id=3540106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SMSCHRHB9FML?a_id=3EWIJTFFVO74EP6MNRYIDMI7TJA0EX&amp;b_id=3540106" xlink:type="simple">ASMSCHRHB9FML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SALINGER took me a good 20 mins, testing if we could identify false statements though tone of voice.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0NENM4O6GCGA?a_id=3M81GAB8A0JUVFZ1UYQ7RK343R1QBT&amp;b_id=3540106" xlink:type="simple">A30NENM4O6GCG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5D5TMT8O7KWS?a_id=3QUO65DNQUO662VRFCFY750SDACUOQ&amp;b_id=3540106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3T4SWIVIT1M8T?a_id=3VA45EW49NNQX54TDO5EW3VV2DFO1L&amp;b_id=3540106" xlink:type="simple">A3T4SWIVIT1M8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1YQYW5IXWXS4F?a_id=3W2LOLRXLBFV0JIVDQS0VDWZM6ZKRT&amp;b_id=3540106" xlink:type="simple">A1YQYW5IXWXS4F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2480880/01IDrieAwa_cWWJXuudH5g.html" xlink:type="simple">3NSCTNUR2ZNYXZDIEQX69ESMCJ45A2</text:a></text:p>
          </table:table-cell>
          <table:table-cell office:value-type="string" calcext:value-type="string">
            <text:p>  <text:a xlink:href="https://requester.mturk.com/workers/A2LM86NOH6NLV?a_id=3ZAZR5XV01IMJCSYVU5FTXLQQFGCZA&amp;b_id=3540106" xlink:type="simple">A2LM86NOH6NL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SALINGER</text:p>
          </table:table-cell>
          <table:table-cell office:value-type="string" calcext:value-type="string">
            <text:p>mtrack_loy 8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6QQ0I9NEP8ZD?a_id=3137ONMDKG51PTH71TNLYE5N14DGE3&amp;b_id=3547654" xlink:type="simple">A6QQ0I9NEP8ZD</text:a></text:p>
          </table:table-cell>
          <table:table-cell office:value-type="string" calcext:value-type="string">
            <text:p>  67% (2/3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MQOY20HZIZCE?a_id=35LDD5557A4433538IWJ9E2PHNMKM0&amp;b_id=3547654" xlink:type="simple">AMQOY20HZIZCE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3EN925F3RNQWT?a_id=3DPNQGW4LLFH0YV80A2MD1G7U1B64G&amp;b_id=3547654" xlink:type="simple">A3EN925F3RNQWT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PXXAHTYA3BN3?a_id=3M81GAB8A0JUVFZ1UYQ7RK344VJQBK&amp;b_id=3547654" xlink:type="simple">APXXAHTYA3BN3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5D5TMT8O7KWS?a_id=3MD9PLUKKIE5AGPPKKET98F2QM7NZN&amp;b_id=3547654" xlink:type="simple">A5D5TMT8O7KWS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PNVYCV1ND3IB?a_id=3OONKJ5DKCJRA3MLFLY32F84PTBOBI&amp;b_id=3547654" xlink:type="simple">A1PNVYCV1ND3I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Took about 10 minutes; I guess it's the effect of ers, ums, pauses and signs of uncertainty on our perception of speakers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X8UBJ3IA1T1?a_id=3OONKJ5DKCJRA3MLFLY32F84PTTBON&amp;b_id=3547654" xlink:type="simple">A1X8UBJ3IA1T1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KEROUAC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246435/01IDrieAwa_cWWJXuudH5g.html" xlink:type="simple">37ZQELHEQ0Y3PPSDFTJXCMN8XODMNJ</text:a></text:p>
          </table:table-cell>
          <table:table-cell office:value-type="string" calcext:value-type="string">
            <text:p>  <text:a xlink:href="https://requester.mturk.com/workers/A1VNV1899K7L05?a_id=3RU7GD8VPOT8CPFO57XDH4NU3MPPSX&amp;b_id=3547654" xlink:type="simple">A1VNV1899K7L0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 KEROUAC It took me about 14 minutes. One of the choices (I think involving peanuts) failed to display, so I couldn't make a selection.</text:p>
          </table:table-cell>
          <table:table-cell office:value-type="string" calcext:value-type="string">
            <text:p>mtrack_loy 9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AZHBOPJHKPE5?a_id=304SM51WA3468VEEM2FCMKI5MJ6BSW&amp;b_id=3550647" xlink:type="simple">AAZHBOPJHKPE5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17ODK9TPFT24?a_id=33PPUNGG385QPEHHDRVAISKCRK8RZT&amp;b_id=3550647" xlink:type="simple">A317ODK9TPFT24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7OP8C3IRZPH0?a_id=34PGFRQONOB5XVTZUZ2UHX4301BJW4&amp;b_id=3550647" xlink:type="simple">A27OP8C3IRZPH0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5O4KQQFM5CSR?a_id=3DI28L7YXAE4LER4JA2IRR1HZG6E1F&amp;b_id=3550647" xlink:type="simple">A25O4KQQFM5CSR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4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2TF3ITVS2XXFV?a_id=3EWIJTFFVO74EP6MNRYIDMI7UO0E0C&amp;b_id=3550647" xlink:type="simple">A2TF3ITVS2XXFV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Q0Q8FU9XCXYU?a_id=3OHYZ19UGC5MRTHT97Y774OY7CIAO3&amp;b_id=3550647" xlink:type="simple">A1Q0Q8FU9XCXYU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LBQT5SJI6F3R?a_id=3Q5C1WP23M14PVYB899FNXV4MN7151&amp;b_id=3550647" xlink:type="simple">A1LBQT5SJI6F3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  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150BOXII7BKNP?a_id=3YHH42UU5BFIKVGE4DLMQH8R3L50LP&amp;b_id=3550647" xlink:type="simple">A150BOXII7BK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FROST The task took me 7 minutes to complete. The test could be around how different phrases accept how people view lies? and how different pauses or "tells" give the subject away</text:p>
          </table:table-cell>
          <table:table-cell office:value-type="string" calcext:value-type="string">
            <text:p>mtrack_loy 10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592539/01IDrieAwa_cWWJXuudH5g.html" xlink:type="simple">38G0E1M85M5ZA26VQMWADDYFWFQUVC</text:a></text:p>
          </table:table-cell>
          <table:table-cell office:value-type="string" calcext:value-type="string">
            <text:p>  <text:a xlink:href="https://requester.mturk.com/workers/A388BTZAXQ48O3?a_id=3ZY8KE4ISJ394TX7ZFH7SWXB7NCQV3&amp;b_id=3550647" xlink:type="simple">A388BTZAXQ48O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FROST</text:p>
          </table:table-cell>
          <table:table-cell office:value-type="string" calcext:value-type="string">
            <text:p>mtrack_loy 10</text:p>
          </table:table-cell>
        </table:table-row>
        <table:table-row table:style-name="ro5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17ODK9TPFT24?a_id=32KTQ2V7RDFKM7MC4L5UJ5O96UZ9MM&amp;b_id=3551919" xlink:type="simple">A317ODK9TPFT2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B7SLWCVD08M4?a_id=3JAOYWH7VI40GP4R494FJS9K6P99LK&amp;b_id=3551919" xlink:type="simple">A2B7SLWCVD08M4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7OP8C3IRZPH0?a_id=3L6L49WXW0XLHUVUVRSHLV27Y7V54W&amp;b_id=3551919" xlink:type="simple">A27OP8C3IRZPH0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1Q0Q8FU9XCXYU?a_id=3MX2NQ3YC9UCFWJ4F2UMI6Z5R2ZX52&amp;b_id=3551919" xlink:type="simple">A1Q0Q8FU9XCXY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5O4KQQFM5CSR?a_id=3PZDLQMM0TLWD1PM6NW16MBJ6AL2C5&amp;b_id=3551919" xlink:type="simple">A25O4KQQFM5CS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PD8A11HXR94C?a_id=3RGU30DZTA89SJZLQXW78Z2C20NJM5&amp;b_id=3551919" xlink:type="simple">APD8A11HXR94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AZHBOPJHKPE5?a_id=3SITXWYCNV9E4C0DGCLZLSZX1YMBXI&amp;b_id=3551919" xlink:type="simple">AAZHBOPJHKPE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3EN925F3RNQWT?a_id=3TE3O8573080J3E5OKMWVHA56CQ2RF&amp;b_id=3551919" xlink:type="simple">A3EN925F3RNQWT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3705610/01IDrieAwa_cWWJXuudH5g.html" xlink:type="simple">3XDSWAMB22SBJ0TEIWH0DKD18NLCQ7</text:a></text:p>
          </table:table-cell>
          <table:table-cell office:value-type="string" calcext:value-type="string">
            <text:p>  <text:a xlink:href="https://requester.mturk.com/workers/A29T04GZB3G6FK?a_id=3YMU66OBIN8D9389RUVRJH20TMXHGG&amp;b_id=3551919" xlink:type="simple">A29T04GZB3G6FK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MELVILLE</text:p>
          </table:table-cell>
          <table:table-cell office:value-type="string" calcext:value-type="string">
            <text:p>mtrack_loy 11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CIO03DHIR6K1?a_id=308XBLVESI4U7GE17DF7WAD90SKBRR&amp;b_id=3558091" xlink:type="simple">A3CIO03DHIR6K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EQERICZS261N?a_id=30H4UDGLT2I5EU2JLA1R5VOOB2GPM4&amp;b_id=3558091" xlink:type="simple">AEQERICZS261N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Probably just testing something to do with the bonus rounds!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2BHMDA2GFFOC?a_id=30H4UDGLT2I5EU2JLA1R5VOOB2VPMJ&amp;b_id=3558091" xlink:type="simple">A32BHMDA2GFFO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WGFLO4K32OVJ?a_id=3137ONMDKG51PTH71TNLYE5N1DMGEU&amp;b_id=3558091" xlink:type="simple">AWGFLO4K32OV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Around 10 minutes. It made me think how easy it is to lie! And how trusting we have to b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26GFPMDB2SVS?a_id=3180JW2OT4CBKCEFYYFLRXRQGH8J5E&amp;b_id=3558091" xlink:type="simple">A226GFPMDB2SV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. The task took less than ten minutes. It was fun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8MG85WJYKVA?a_id=31IBVUNM9SZCD47YLZ6DGXTX0P4FV7&amp;b_id=3558091" xlink:type="simple">A2C8MG85WJYKV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EN925F3RNQWT?a_id=323Q6SJS8IG7V3CEGAP91W2OSA3HFT&amp;b_id=3558091" xlink:type="simple">A3EN925F3RNQWT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JO4Z8LY6IDKB?a_id=32AT8R96GL9L4UNKMTW7RAATB80SUP&amp;b_id=3558091" xlink:type="simple">A1JO4Z8LY6IDKB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ask took about nine and a half minutes - assuming the test has something to do with how likely we are to think the person is lying when told that they're telling the truth half the time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M83EQ8G7ZQZ?a_id=33CKWXB73JK51DXS7M73K7INAIZ112&amp;b_id=3558091" xlink:type="simple">A10M83EQ8G7ZQZ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THOREAU THIS GOOD AND INTEREST THIS GAM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J3DW4K1APMFA?a_id=33CUSNVVNNC5ND1Y5SPXERS32TJ88J&amp;b_id=3558091" xlink:type="simple">AJ3DW4K1APMFA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Did not take very long. No idea what was being tested. Perhaps whether people what someone is saying if they hesitate or go 'um' before speaking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QSODJ1E706K?a_id=33F859I566DHIM0YB83DI6B3DDOHBQ&amp;b_id=3558091" xlink:type="simple">A1LQSODJ1E706K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Completion Code: THOREAU It took about 6 minutes. I thing its a guess game(Luck)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IRQ05LHE0KQ?a_id=3483FV8BEEJ7XKGLWWJYKMJ9ASK26V&amp;b_id=3558091" xlink:type="simple">A9IRQ05LHE0K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9.56min. i think the purpose is to measure the effect of intonation on perception of truthfulnes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4EHHK4GZN29?a_id=34HJIJKLP5W2FOA91IAUPTW6BZ3V47&amp;b_id=3558091" xlink:type="simple">A334EHHK4GZN29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O1BVAY4JGJ2?a_id=34Q075JO1XD5UOCAB33362ZD5RT010&amp;b_id=3558091" xlink:type="simple">A23O1BVAY4JGJ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QOY20HZIZCE?a_id=35DR22AR5DK91HW01J6T391LDAN3X5&amp;b_id=3558091" xlink:type="simple">AMQOY20HZIZCE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9Z0D8IASTKK?a_id=3634BBTX0OU7RYNYMS7U1833SS1FID&amp;b_id=3558091" xlink:type="simple">A2Z9Z0D8IASTKK</text:a></text:p>
          </table:table-cell>
          <table:table-cell office:value-type="string" calcext:value-type="string">
            <text:p>  50% (1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6XACZD4J9VW?a_id=3634BBTX0OU7RYNYMS7U1833SUTFI9&amp;b_id=3558091" xlink:type="simple">AZ6XACZD4J9VW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XXAHTYA3BN3?a_id=369J354OFDAXCEOSVB4NMQDAKF0G6B&amp;b_id=3558091" xlink:type="simple">APXXAHTYA3BN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9D7KJ8ALWO6?a_id=36NEMU28XFDVY3ZKXWFMXPWK4AYWM7&amp;b_id=3558091" xlink:type="simple">A339D7KJ8ALWO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I thought it was about if you think pausing during a statement makes it seem less reliabl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HYXPKP177S9?a_id=36W0OB37HWED0K3EHMJG4OI64FWZHY&amp;b_id=3558091" xlink:type="simple">A18HYXPKP177S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5K8JNOQ129T5?a_id=378XPAWRUCDCV76QBCL2N7SCVF2AIF&amp;b_id=3558091" xlink:type="simple">A35K8JNOQ129T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8E6HNG1MQW3?a_id=37M28K1J0QD8QIQWTU62Z87C8NNAJ9&amp;b_id=3558091" xlink:type="simple">AP8E6HNG1MQW3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EOQRKVJAY5UR?a_id=37Q970SNZE85VXWMK5MNG85W0IC1SM&amp;b_id=3558091" xlink:type="simple">A2EOQRKVJAY5UR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8MS88CH35ZP?a_id=37QW5D2ZRGMN6XG7JQV2VIS4EI2S85&amp;b_id=3558091" xlink:type="simple">A1L8MS88CH35Z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I8EWT2DMNAKU?a_id=37UEWGM5HT8TUIW95GMIQY00EG4R1Z&amp;b_id=3558091" xlink:type="simple">A1I8EWT2DMNAKU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perhaps guessing if people think others are lying when they stall or paus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1IFZDURY55T?a_id=37ZHEEHM6WMFM2Q9J62V9AOXBO573P&amp;b_id=3558091" xlink:type="simple">A2C1IFZDURY55T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KIGN2RXEZ993?a_id=39KFRKBFINVNNBFWPDCNAQ65A98YO0&amp;b_id=3558091" xlink:type="simple">A2KIGN2RXEZ99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8ULVCB6OYU3O?a_id=39KFRKBFINVNNBFWPDCNAQ65AC3OYR&amp;b_id=3558091" xlink:type="simple">A28ULVCB6OYU3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de: THOREAU It took about ten minutes. I think it was to see if we can see how truthful people are based on the sound of their voice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384RE0LFM96?a_id=3A7Y0R2P2OOKMVYP44YGJGIA9P9JXX&amp;b_id=3558091" xlink:type="simple">A1T384RE0LFM96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EZHOQ6XBSL5?a_id=3B1NLC6UGZW5MK6XA73WSQ4RFGRPGJ&amp;b_id=3558091" xlink:type="simple">AMEZHOQ6XBSL5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This survey is very nice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9JU0NOXFXPSM?a_id=3B3WTRP3DB2UF3IJU3MA4WAB032290&amp;b_id=3558091" xlink:type="simple">A29JU0NOXFXPS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MZSIEQT9AEXP?a_id=3B3WTRP3DB2UF3IJU3MA4WAB06F29J&amp;b_id=3558091" xlink:type="simple">A3MZSIEQT9AEX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took around 5 minut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9VK0RERGESB?a_id=3BWI6RSP7G9IW0668QJRS1SU2D37EO&amp;b_id=3558091" xlink:type="simple">A349VK0RERGES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NJ6D71LLSPI?a_id=3BXQMRHWKZYI6ZAF2W0LF1BNJ18UM5&amp;b_id=3558091" xlink:type="simple">A31NJ6D71LLSPI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AZHBOPJHKPE5?a_id=3C2NJ6JBKAHF45MDVD5FMX5V5I5N2M&amp;b_id=3558091" xlink:type="simple">AAZHBOPJHKPE5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FW75UD8AIWH0?a_id=3COPXFW7XBCAO62G0YOBQIWKM6XKPO&amp;b_id=3558091" xlink:type="simple">A1FW75UD8AIWH0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5MINUTE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TAM7CAKT4BH2?a_id=3COPXFW7XBCAO62G0YOBQIWKMZSPKA&amp;b_id=3558091" xlink:type="simple">A1TAM7CAKT4BH2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GJLE5WTY7THM?a_id=3DL65MZB8DFO8H12Z7R28NK83HLCEZ&amp;b_id=3558091" xlink:type="simple">AGJLE5WTY7THM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 think the task took me about 17 mins i think they are trying to gauge our reactions to when we are being told the truth and otherwise 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D8QW5F2RXVXZ?a_id=3DOCMVPBTNEBTRB6HW3ZEL8TGIYNNP&amp;b_id=3558091" xlink:type="simple">A1D8QW5F2RXVXZ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4UW5LJPVNWA9?a_id=3DUZQ9U6SMOLH9CKRJ6CNWCCPHXVS9&amp;b_id=3558091" xlink:type="simple">A24UW5LJPVNWA9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I think I improved my deception detection as the test went on took about 10min, Effects of Disfluency in Online Interpretation of Deception (not a guess, there was a link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17ODK9TPFT24?a_id=3E13VNJ1NNVG1JTQFTS9C6Z9RDXI1K&amp;b_id=3558091" xlink:type="simple">A317ODK9TPFT2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GAVMTF1Z8LP?a_id=3EF8EXOTT1VCWUDWXBD9O7E94UR1JO&amp;b_id=3558091" xlink:type="simple">A3PGAVMTF1Z8L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PIDY15ODYS8?a_id=3F0BG9B9MPNG25NX8RVLZ4KAKOKY74&amp;b_id=3558091" xlink:type="simple">A3PIDY15ODYS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Q0Q8FU9XCXYU?a_id=3FE2ERCCZX8TEXNVYQG4XZDT622POQ&amp;b_id=3558091" xlink:type="simple">A1Q0Q8FU9XCXYU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6PE8BQQ0NOKS?a_id=3FE2ERCCZX8TEXNVYQG4XZDT6AEOPH&amp;b_id=3558091" xlink:type="simple">A16PE8BQQ0NOK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MCHQB6Z8MVT?a_id=3FE2ERCCZX8TEXNVYQG4XZDT6B2OP7&amp;b_id=3558091" xlink:type="simple">A14MCHQB6Z8MVT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VGDHG6324FB?a_id=3FFJ6VRIL1OGUU88JAO9Y1GZMXMI00&amp;b_id=3558091" xlink:type="simple">A3UVGDHG6324FB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VKRGW3A4ZPC?a_id=3FPRZHYEPY7HXSR5145BFO40X7O3VR&amp;b_id=3558091" xlink:type="simple">A25VKRGW3A4ZPC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. I thought it was testing how much bre..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NQ86UDXZT5CR?a_id=3GDTJDAPVUBK8232ZTZGJ9TYMSOM8P&amp;b_id=3558091" xlink:type="simple">A1NQ86UDXZT5C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W2459YGYL0BE?a_id=3GGAI1SQEVYMK5TFG5FLLVPHC1FMC1&amp;b_id=3558091" xlink:type="simple">A3W2459YGYL0BE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It took me 15 mins. Good luck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76PTJCVRQ07V?a_id=3GNCZX450IN4CTTUO7BMW4TOH29APL&amp;b_id=3558091" xlink:type="simple">A276PTJCVRQ07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No comment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JD2MXWESMG7?a_id=3GU1KF0O4I19V3YMULBIRFDUZ3RPBU&amp;b_id=3558091" xlink:type="simple">A18JD2MXWESMG7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DD63B3AMQ9NP?a_id=3I3WADAZ9Q4PLN5CEB7QZT8CF455OS&amp;b_id=3558091" xlink:type="simple">A3DD63B3AMQ9NP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about 8 minutes to complete. Potentially testing for lie detection in how people phrase certain sentence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8RHBE09QLLSX?a_id=3IGI0VL647KTBCBIIB3CTA8Y6TTNOW&amp;b_id=3558091" xlink:type="simple">A18RHBE09QLLS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9WSNYLAXOTGZ?a_id=3IRIK4HM3AKKV28NTP84WZSVMR66CX&amp;b_id=3558091" xlink:type="simple">A9WSNYLAXOTG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y about 7-8 mins to complete. I'm guessing you were testing how people percieve how truthful someone can be from hearing how their voice sounds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M0F9UU8VLL3R?a_id=3JBT3HLQF825D1120ZRLDXKXQ88ZP9&amp;b_id=3558091" xlink:type="simple">A1M0F9UU8VLL3R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7SLWCVD08M4?a_id=3JPSL1DZ5SZ498HH8SYUSFOTH6XNAT&amp;b_id=3558091" xlink:type="simple">A2B7SLWCVD08M4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BX0O03OQ4EJ5?a_id=3KAKFY4PGU2CBM752X6S0ZE6PXJI3K&amp;b_id=3558091" xlink:type="simple">A2BX0O03OQ4EJ5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 12 min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3TA3WX9VH0MM?a_id=3KB8R4ZV1E73IQ5NR2LVX6Z2YC1BG9&amp;b_id=3558091" xlink:type="simple">A13TA3WX9VH0MM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YBSE0KUKC2E?a_id=3KB8R4ZV1E73IQ5NR2LVX6Z2YNXGBW&amp;b_id=3558091" xlink:type="simple">A3AYBSE0KUKC2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4MTPDGLRAV7K?a_id=3KIBXJ1WD5US36QFLYBW1IRUC1XKO3&amp;b_id=3558091" xlink:type="simple">A34MTPDGLRAV7K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 ryjhtrsjryhtytyutytseutyuts the game is very intresting and enjofu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QE0ETYH6V4WG?a_id=3KIBXJ1WD5US36QFLYBW1IRUC9OKOA&amp;b_id=3558091" xlink:type="simple">A2QE0ETYH6V4WG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(It took me about 10 minutes and I guess you're testing human reactions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LBQT5SJI6F3R?a_id=3KMS4QQVK2QYXTDMMVS6EOIGKXLFKL&amp;b_id=3558091" xlink:type="simple">A1LBQT5SJI6F3R</text:a></text:p>
          </table:table-cell>
          <table:table-cell office:value-type="string" calcext:value-type="string">
            <text:p>  75% (3/4)</text:p>
          </table:table-cell>
          <table:table-cell office:value-type="string" calcext:value-type="string">
            <text:p>  THOREAU (It took me almost 14 min to complete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INBFVWDM4OFW?a_id=3L6L49WXW0XLHUVUVRSHLV27YB245A&amp;b_id=3558091" xlink:type="simple">A3INBFVWDM4OFW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anks for the opportunity, lots of fun. More please :)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IMKGN0XDYFQB?a_id=3L6L49WXW0XLHUVUVRSHLV27YWE45S&amp;b_id=3558091" xlink:type="simple">AIMKGN0XDYFQB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ZGT2TMVBWFWI?a_id=3LJ7UR74RHDP7J10ZRO3FC2TP3E4NQ&amp;b_id=3558091" xlink:type="simple">AZGT2TMVBWFWI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It was really interesting and I like this very much. This task approximately take 50 minutes and You are testing about my listening skill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0H28C1CN9YY1?a_id=3LKC68YZ3A3JY6KWACUZPTLPZZ6OWL&amp;b_id=3558091" xlink:type="simple">A30H28C1CN9YY1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OTSILG3W1SG?a_id=3LPW2N6LKT2KYSP9AXJZYZ01X5G5UM&amp;b_id=3558091" xlink:type="simple">A2FOTSILG3W1SG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Completion code "THOREAU" Took roughly 10 minutes. Very interesting, I felt as though I really knew where the treasure was after a while through the tone of voice, hope I did well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S795QOR5VMJ5?a_id=3M0NZ3JDP1Y1KRJJGKI7FRFGZ665ZO&amp;b_id=3558091" xlink:type="simple">A1S795QOR5VMJ5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ook me 11 minutes not sure what you were testing! Apart from if I could judge lying??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SMSCHRHB9FML?a_id=3M0NZ3JDP1Y1KRJJGKI7FRFGZ67Z5J&amp;b_id=3558091" xlink:type="simple">ASMSCHRHB9FML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 THOREAU took 8 mins, experiment is regarding how we compute the sound of lies or truth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6FOB7B8AG3MI?a_id=3M81GAB8A0JUVFZ1UYQ7RK3442DBQD&amp;b_id=3558091" xlink:type="simple">A26FOB7B8AG3MI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..testing the linquistic to check how a person communication can influence a listeners interpretation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T1C4Q03Q1B71?a_id=3N2BF7Y2VQUD1D4V2XTMWMMXPBKHM5&amp;b_id=3558091" xlink:type="simple">A3T1C4Q03Q1B7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O4KQQFM5CSR?a_id=3N4BPTXIO8SNGBACHKN50OJJUEKKUX&amp;b_id=3558091" xlink:type="simple">A25O4KQQFM5CSR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I5E0YF7TZ8RY?a_id=3NJM2BJS4W6S58QS8L7D2ZJCH0KCP5&amp;b_id=3558091" xlink:type="simple">AI5E0YF7TZ8RY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6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10SC5K5Y3IHS?a_id=3NVC2EB65QZY1MMA6FSVMN8UFGHY36&amp;b_id=3558091" xlink:type="simple">A110SC5K5Y3IHS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 THOREAU The task took around twenty minutes. Could be testing that it importance in non-verbal queues in assessing the veracity of an utterance by showcasing that their absence makes such assessments more difficult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3BBSXAMZHFFQ?a_id=3OB0CAO74HPDVUT9L0HXQH94Y0BHY2&amp;b_id=3558091" xlink:type="simple">A33BBSXAMZHFF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Sorry i clicked clicked the link on the final page to reach the research, and couldn't get my completion code. I scored 535, worker ID is A33BBSXAMZHFFQ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45FGS01EIF1Z?a_id=3OLQQLKKNSPBGV789Z8OVRX3T1UJEK&amp;b_id=3558091" xlink:type="simple">A145FGS01EIF1Z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10 minutes. Effects of Disfluency.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FHY8QSNNPM2S?a_id=3OLQQLKKNSPBGV789Z8OVRX3T3TJEN&amp;b_id=3558091" xlink:type="simple">A2FHY8QSNNPM2S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0I4XP63D6GG?a_id=3OONKJ5DKCJRA3MLFLY32F84P6YOBV&amp;b_id=3558091" xlink:type="simple">A10I4XP63D6GG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XtFugZ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6L34B23C5U1E?a_id=3PB5A5BD0V6GGE2XEL9FS4D6FTI7G5&amp;b_id=3558091" xlink:type="simple">A36L34B23C5U1E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0M9R65VFYZGM?a_id=3Q5C1WP23M14PVYB899FNXV4MZP157&amp;b_id=3558091" xlink:type="simple">A20M9R65VFYZGM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RKMZRUZ5AXOQ?a_id=3QUO65DNQUO662VRFCFY750SEPEUON&amp;b_id=3558091" xlink:type="simple">A3RKMZRUZ5AXOQ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KD64K2S701VD?a_id=3R08VXYT7CVCD0SXTQDXE7ZU9F57WX&amp;b_id=3558091" xlink:type="simple">A1KD64K2S701V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The task took me 10 minutes, I think you are testing how people hide the truth in the tone of their voice. Thanks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08MVG9XZX71L?a_id=3R3YRB5GRF3H4Y1Q5TAG6AGNPKTUAV&amp;b_id=3558091" xlink:type="simple">A208MVG9XZX71L</text:a></text:p>
          </table:table-cell>
          <table:table-cell office:value-type="string" calcext:value-type="string">
            <text:p>  0% (0/0)</text:p>
          </table:table-cell>
          <table:table-cell office:value-type="string" calcext:value-type="string">
            <text:p>  THOREAU AND VERY INTERESTING</text:p>
          </table:table-cell>
          <table:table-cell office:value-type="string" calcext:value-type="string">
            <text:p>mtrack_loy 15</text:p>
          </table:table-cell>
        </table:table-row>
        <table:table-row table:style-name="ro7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EEUA397IZZPX?a_id=3R6BYFZZP7C4HTCTLE7V4IQIG05FX3&amp;b_id=3558091" xlink:type="simple">A1EEUA397IZZPX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 THOREAU - took 10m 50s to complete. Would of been nice to see the scores at the end again. I don't know how well I did against other people which was suggested at the beginning if I could beat some of the scores. Reaction speed possible as well as understanding of inflection in the voice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AMI1W60IJLYJ?a_id=3RRCEFRB7MCN6AC3W1JUOH2Z88HB4D&amp;b_id=3558091" xlink:type="simple">A3AMI1W60IJLYJ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PZDO5ZO0EEL6?a_id=3RXCAC0YIRPKGS7GOQ1L6491QBKG8T&amp;b_id=3558091" xlink:type="simple">APZDO5ZO0EEL6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51OE5PDBXVV1?a_id=3TPZPLC3M0C4S8U9FSWC9WFIBDD3PK&amp;b_id=3558091" xlink:type="simple">A251OE5PDBXVV1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Z1TG8NWI71I8?a_id=3TYCR1GOTCJFMGM487YEWGBDL3HLZH&amp;b_id=3558091" xlink:type="simple">A2Z1TG8NWI71I8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 VERY GOOD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37W0S5B5GT8?a_id=3W8CV64QJ2ZYUTL1DOPHR0GDPJH9HG&amp;b_id=3558091" xlink:type="simple">A2337W0S5B5GT8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YPCU3PXWCYHH?a_id=3WEV0KO0OMSZNSCY0Y6IHA65PPLDSE&amp;b_id=3558091" xlink:type="simple">AYPCU3PXWCYHH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UA4DNJFUNQ44?a_id=3WLEIWSYHOHNU902SFA2HD8ZJ6X2HT&amp;b_id=3558091" xlink:type="simple">A3UA4DNJFUNQ44</text:a></text:p>
          </table:table-cell>
          <table:table-cell office:value-type="string" calcext:value-type="string">
            <text:p>  100% (3/3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XKX3NZ9KDWVV?a_id=3XUHV3NRVKYFT6JPAYC0FKBB3NYH5X&amp;b_id=3558091" xlink:type="simple">A1XKX3NZ9KDWVV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LK53VJY2AM0O?a_id=3Y5140Z9DXGJIBCS0V3ZD2H7UT4IPP&amp;b_id=3558091" xlink:type="simple">ALK53VJY2AM0O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1PNVYCV1ND3IB?a_id=3YMU66OBIN8D9389RUVRJH20TSFHGA&amp;b_id=3558091" xlink:type="simple">A1PNVYCV1ND3IB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3BUDCPNZKPOTQ?a_id=3YW4XOSQKQLLAAOQ9AHNV9NKLFUU1S&amp;b_id=3558091" xlink:type="simple">A3BUDCPNZKPOTQ</text:a></text:p>
          </table:table-cell>
          <table:table-cell office:value-type="string" calcext:value-type="string">
            <text:p>  100% (2/2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CYIETLZ16U9B?a_id=3ZDAD0O1T1DE0YUUGYCKLM5J7G6TXW&amp;b_id=3558091" xlink:type="simple">A2CYIETLZ16U9B</text:a></text:p>
          </table:table-cell>
          <table:table-cell office:value-type="string" calcext:value-type="string">
            <text:p>  0% (0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MI8IR1155BK3?a_id=3ZOTGHDK5IBQRP3NQ7KYS4I4TX2SOO&amp;b_id=3558091" xlink:type="simple">AMI8IR1155BK3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  <table:table-row table:style-name="ro3">
          <table:table-cell office:value-type="string" calcext:value-type="string">
            <text:p>  <text:a xlink:href="https://s3.amazonaws.com/mturk_bulk/hits/364185141/7VdURKyEXBHONc_RKhldkQ.html" xlink:type="simple">3D4BBDG7ZHWJCZNCKL540CKQYYKC3N</text:a></text:p>
          </table:table-cell>
          <table:table-cell office:value-type="string" calcext:value-type="string">
            <text:p>  <text:a xlink:href="https://requester.mturk.com/workers/A23KNYW5XJ9FKD?a_id=3ZV9H2YQQD7UCHRAREA71QNE4L73WS&amp;b_id=3558091" xlink:type="simple">A23KNYW5XJ9FKD</text:a></text:p>
          </table:table-cell>
          <table:table-cell office:value-type="string" calcext:value-type="string">
            <text:p>  100% (1/1)</text:p>
          </table:table-cell>
          <table:table-cell office:value-type="string" calcext:value-type="string">
            <text:p>  THOREAU</text:p>
          </table:table-cell>
          <table:table-cell office:value-type="string" calcext:value-type="string">
            <text:p>mtrack_loy 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6">00/00/0000</text:date>, <text:time style:data-style-name="N2" text:time-value="10:30:23.9381724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1T14:14:14.334476974</meta:creation-date>
    <dc:date>2019-04-06T10:33:48.219393464</dc:date>
    <meta:editing-duration>PT29M2S</meta:editing-duration>
    <meta:editing-cycles>24</meta:editing-cycles>
    <meta:generator>LibreOffice/6.0.7.3$Linux_X86_64 LibreOffice_project/00m0$Build-3</meta:generator>
    <meta:document-statistic meta:table-count="1" meta:cell-count="970" meta:object-count="0"/>
  </office:meta>
</office:document-meta>
</file>